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top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5.8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62cm" svg:height="6.35cm" svg:x="1.27cm" svg:y="3.175cm">
          <text:p text:style-name="P1">Reference</text:p>
          <text:p text:style-name="P1">Engine Data</text:p>
          <text:p text:style-name="P1"/>
          <text:p text:style-name="P1"><text:span text:style-name="T1">Example</text:span></text:p>
          <text:p text:style-name="P1">SFC</text:p>
          <text:p text:style-name="P1">Pressure Ratio</text:p>
          <text:p text:style-name="P1">Bypass Ratio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3" draw:layer="layout" draw:type="line" svg:x1="8.114cm" svg:y1="6.35cm" svg:x2="10.16cm" svg:y2="6.35cm" draw:start-shape="id1" draw:start-glue-point="9" draw:end-shape="id2" draw:end-glue-point="3" svg:d="M8114 6350h2046" svg:viewBox="0 0 2047 1">
          <text:p/>
        </draw:connector>
        <draw:g>
          <draw:custom-shape draw:style-name="gr3" draw:text-style-name="P2" xml:id="id2" draw:id="id2" draw:layer="layout" svg:width="8.89cm" svg:height="10.16cm" svg:x="10.16cm" svg:y="1.27cm">
            <text:p text:style-name="P1">Determine</text:p>
            <text:p text:style-name="P1">Feasible</text:p>
            <text:p text:style-name="P1">Set of Parameters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1" draw:text-style-name="P2" xml:id="id3" draw:id="id3" draw:layer="layout" svg:width="6.35cm" svg:height="2.54cm" svg:x="11.444cm" svg:y="4.023cm">
            <text:p text:style-name="P1">Optimization</text:p>
            <text:p text:style-name="P1">Functions and Script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xml:id="id4" draw:id="id4" draw:layer="layout" svg:width="6.35cm" svg:height="2.54cm" svg:x="11.444cm" svg:y="7.833cm">
            <text:p text:style-name="P1">Non-Ideal</text:p>
            <text:p text:style-name="P1">Cycle Analysi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4" draw:text-style-name="P3" draw:layer="layout" draw:type="line" svg:x1="14.619cm" svg:y1="6.563cm" svg:x2="14.619cm" svg:y2="7.833cm" draw:start-shape="id3" draw:start-glue-point="6" draw:end-shape="id4" draw:end-glue-point="4" svg:d="M14619 6563v1270" svg:viewBox="0 0 1 1271">
            <text:p/>
          </draw:connector>
        </draw:g>
        <draw:g>
          <draw:custom-shape draw:style-name="gr3" draw:text-style-name="P2" draw:layer="layout" svg:width="16.51cm" svg:height="3.81cm" svg:x="6.35cm" svg:y="17.78cm">
            <text:p text:style-name="P1">Engine Performance Model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1" draw:text-style-name="P2" xml:id="id5" draw:id="id5" draw:layer="layout" svg:width="5.08cm" svg:height="2.54cm" svg:x="8.89cm" svg:y="18.923cm">
            <text:p text:style-name="P1">EPM Function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xml:id="id6" draw:id="id6" draw:layer="layout" svg:width="5.08cm" svg:height="2.54cm" svg:x="15.24cm" svg:y="18.923cm">
            <text:p text:style-name="P1">Off-Design</text:p>
            <text:p text:style-name="P1">Function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4" draw:text-style-name="P3" draw:layer="layout" draw:type="line" svg:x1="13.97cm" svg:y1="20.193cm" svg:x2="15.24cm" svg:y2="20.193cm" draw:start-shape="id5" draw:start-glue-point="7" draw:end-shape="id6" draw:end-glue-point="5" svg:d="M13970 20193h1270" svg:viewBox="0 0 1271 1">
            <text:p/>
          </draw:connector>
        </draw:g>
        <draw:custom-shape draw:style-name="gr5" draw:text-style-name="P4" draw:layer="layout" svg:width="6.35cm" svg:height="3.81cm" svg:x="11.43cm" svg:y="12.7cm">
          <text:p text:style-name="P1">Non-Ideal</text:p>
          <text:p text:style-name="P1">Cycle Analysis</text:p>
          <text:p text:style-name="P1">Verbose Output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14.605cm" svg:y1="11.43cm" svg:x2="14.605cm" svg:y2="12.7cm">
          <text:p/>
        </draw:line>
        <draw:line draw:style-name="gr2" draw:text-style-name="P3" draw:layer="layout" svg:x1="14.605cm" svg:y1="16.51cm" svg:x2="14.605cm" svg:y2="17.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13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0T13:27:24.775000000</meta:creation-date>
    <dc:date>2019-03-25T22:12:03.221815669</dc:date>
    <meta:editing-duration>PT6M35S</meta:editing-duration>
    <meta:editing-cycles>3</meta:editing-cycles>
    <meta:generator>LibreOffice/6.0.7.3$Linux_X86_64 LibreOffice_project/00m0$Build-3</meta:generator>
    <meta:document-statistic meta:object-count="15"/>
  </office:meta>
</office:document-meta>
</file>